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Times New Roman" svg:font-family="'Times New Roman'"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3cm"/>
    </style:style>
    <style:style style:name="co2" style:family="table-column">
      <style:table-column-properties fo:break-before="auto" style:column-width="0.875cm"/>
    </style:style>
    <style:style style:name="co3" style:family="table-column">
      <style:table-column-properties fo:break-before="auto" style:column-width="1.651cm"/>
    </style:style>
    <style:style style:name="co4" style:family="table-column">
      <style:table-column-properties fo:break-before="auto" style:column-width="1.321cm"/>
    </style:style>
    <style:style style:name="co5" style:family="table-column">
      <style:table-column-properties fo:break-before="auto" style:column-width="1.101cm"/>
    </style:style>
    <style:style style:name="co6" style:family="table-column">
      <style:table-column-properties fo:break-before="auto" style:column-width="0.646cm"/>
    </style:style>
    <style:style style:name="co7" style:family="table-column">
      <style:table-column-properties fo:break-before="auto" style:column-width="1.141cm"/>
    </style:style>
    <style:style style:name="co8" style:family="table-column">
      <style:table-column-properties fo:break-before="auto" style:column-width="1.24cm"/>
    </style:style>
    <style:style style:name="co9" style:family="table-column">
      <style:table-column-properties fo:break-before="auto" style:column-width="1.455cm"/>
    </style:style>
    <style:style style:name="co10" style:family="table-column">
      <style:table-column-properties fo:break-before="auto" style:column-width="0.63cm"/>
    </style:style>
    <style:style style:name="co11" style:family="table-column">
      <style:table-column-properties fo:break-before="auto" style:column-width="1.293cm"/>
    </style:style>
    <style:style style:name="co12" style:family="table-column">
      <style:table-column-properties fo:break-before="auto" style:column-width="2.526cm"/>
    </style:style>
    <style:style style:name="co13" style:family="table-column">
      <style:table-column-properties fo:break-before="auto" style:column-width="0.589cm"/>
    </style:style>
    <style:style style:name="co14" style:family="table-column">
      <style:table-column-properties fo:break-before="auto" style:column-width="1.602cm"/>
    </style:style>
    <style:style style:name="co15" style:family="table-column">
      <style:table-column-properties fo:break-before="auto" style:column-width="0.476cm"/>
    </style:style>
    <style:style style:name="co16" style:family="table-column">
      <style:table-column-properties fo:break-before="auto" style:column-width="1.411cm"/>
    </style:style>
    <style:style style:name="co17" style:family="table-column">
      <style:table-column-properties fo:break-before="auto" style:column-width="1.434cm"/>
    </style:style>
    <style:style style:name="co18" style:family="table-column">
      <style:table-column-properties fo:break-before="auto" style:column-width="0.702cm"/>
    </style:style>
    <style:style style:name="co19" style:family="table-column">
      <style:table-column-properties fo:break-before="auto" style:column-width="1.63cm"/>
    </style:style>
    <style:style style:name="co20" style:family="table-column">
      <style:table-column-properties fo:break-before="auto" style:column-width="1.152cm"/>
    </style:style>
    <style:style style:name="co21" style:family="table-column">
      <style:table-column-properties fo:break-before="auto" style:column-width="2.529cm"/>
    </style:style>
    <style:style style:name="co22" style:family="table-column">
      <style:table-column-properties fo:break-before="auto" style:column-width="1.208cm"/>
    </style:style>
    <style:style style:name="co23" style:family="table-column">
      <style:table-column-properties fo:break-before="auto" style:column-width="0.956cm"/>
    </style:style>
    <style:style style:name="co24" style:family="table-column">
      <style:table-column-properties fo:break-before="auto" style:column-width="2.267cm"/>
    </style:style>
    <style:style style:name="ro1" style:family="table-row">
      <style:table-row-properties style:row-height="0.594cm" fo:break-before="auto" style:use-optimal-row-height="false"/>
    </style:style>
    <style:style style:name="ro2" style:family="table-row">
      <style:table-row-properties style:row-height="0.427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number-columns-repeated="2" table:default-cell-style-name="Default"/>
        <table:table-column table:style-name="co1" table:number-columns-repeated="995" table:default-cell-style-name="Default"/>
        <table:table-row table:style-name="ro1">
          <table:table-cell table:style-name="ce1" office:value-type="string">
            <text:p>CA</text:p>
          </table:table-cell>
          <table:table-cell/>
          <table:table-cell office:value-type="float" office:value="724">
            <text:p>724</text:p>
          </table:table-cell>
          <table:table-cell/>
          <table:table-cell office:value-type="string">
            <text:p>Q01---</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string">
            <text:p>Q02---</text:p>
          </table:table-cell>
          <table:table-cell office:value-type="string">
            <text:p>[1]</text:p>
          </table:table-cell>
          <table:table-cell office:value-type="float" office:value="2">
            <text:p>2</text:p>
          </table:table-cell>
          <table:table-cell office:value-type="string">
            <text:p>[2]</text:p>
          </table:table-cell>
          <table:table-cell office:value-type="float" office:value="2">
            <text:p>2</text:p>
          </table:table-cell>
          <table:table-cell/>
          <table:table-cell office:value-type="string">
            <text:p>Q03---</text:p>
          </table:table-cell>
          <table:table-cell office:value-type="string">
            <text:p>[1]</text:p>
          </table:table-cell>
          <table:table-cell office:value-type="float" office:value="2">
            <text:p>2</text:p>
          </table:table-cell>
          <table:table-cell office:value-type="string">
            <text:p>[2]</text:p>
          </table:table-cell>
          <table:table-cell office:value-type="float" office:value="2">
            <text:p>2</text:p>
          </table:table-cell>
          <table:table-cell office:value-type="string">
            <text:p>[3]</text:p>
          </table:table-cell>
          <table:table-cell office:value-type="float" office:value="2">
            <text:p>2</text:p>
          </table:table-cell>
          <table:table-cell table:number-columns-repeated="999"/>
        </table:table-row>
        <table:table-row table:style-name="ro1">
          <table:table-cell office:value-type="float" office:value="1">
            <text:p>1</text:p>
          </table:table-cell>
          <table:table-cell table:style-name="ce1" office:value-type="string">
            <text:p>0001AC</text:p>
          </table:table-cell>
          <table:table-cell office:value-type="float" office:value="724">
            <text:p>724</text:p>
          </table:table-cell>
          <table:table-cell office:value-type="string">
            <text:p>11:44:44</text:p>
          </table:table-cell>
          <table:table-cell office:value-type="string">
            <text:p>Q01---</text:p>
          </table:table-cell>
          <table:table-cell office:value-type="string">
            <text:p>[1] M_2=1; 重力が作用する</text:p>
          </table:table-cell>
          <table:table-cell office:value-type="float" office:value="2">
            <text:p>2</text:p>
          </table:table-cell>
          <table:table-cell office:value-type="string">
            <text:p>[2] M_2=1.1; down</text:p>
          </table:table-cell>
          <table:table-cell office:value-type="float" office:value="2">
            <text:p>2</text:p>
          </table:table-cell>
          <table:table-cell office:value-type="string">
            <text:p>[3] M_2=1.05;down (slowly)</text:p>
          </table:table-cell>
          <table:table-cell office:value-type="float" office:value="2">
            <text:p>2</text:p>
          </table:table-cell>
          <table:table-cell office:value-type="string">
            <text:p>12:24:1</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text:s/>Setketcindyjs(["Label=[]":"Color=white"]);//no ketjs <text:s/>pO = [0: 0]; Circledata("1": [pO: 4]); <text:s/>ss = Animationparam(0: 2: 6 * pi); //println([8: ss]); if(ss&lt;2*pi: <text:s/>Arrowdata("1": [[0: 0]: 4 * [sin(ss): cos(ss)]]: ["dr:2": 2]); ); if((ss&gt;=2*pi)&amp;(ss&lt;4*pi): <text:tab/> Arrowdata("1": [[0: 0]: 4 * [sin(2*ss): cos(2*ss)]]: ["dr:2": 2]); ); if((ss&gt;=4*pi)&amp;(ss&lt;=6*pi): <text:tab/> Arrowdata("1": [[0: 0]: 4 * [sin(0.5*ss): cos(0.5*ss)]]: ["dr:2": 2]); ); // 新しい円のアニメーションパラメータを設定 innerSS = Animationparam(0: 2: 6 * pi); <text:s/>// 新しい円のデータを定義 innerRadius = 2; // 内側の円の半径 innerCenter = [innerRadius * sin(innerSS): innerRadius * cos(innerSS)]; Circledata("2": [innerCenter: innerRadius]); <text:s/>Windispg(); //Help("Circledata")</text:p>
          </table:table-cell>
          <table:table-cell office:value-type="float" office:value="2">
            <text:p>2</text:p>
          </table:table-cell>
          <table:table-cell office:value-type="string">
            <text:p>11:50:42</text:p>
          </table:table-cell>
          <table:table-cell office:value-type="string">
            <text:p>Q03---</text:p>
          </table:table-cell>
          <table:table-cell office:value-type="string">
            <text:p>[1]Cinderellaについて広く学べた。</text:p>
          </table:table-cell>
          <table:table-cell office:value-type="float" office:value="2">
            <text:p>2</text:p>
          </table:table-cell>
          <table:table-cell office:value-type="string">
            <text:p>[2]もう少し反復作業時間があれば、授業時間内に慣れることができたと思う。</text:p>
          </table:table-cell>
          <table:table-cell office:value-type="float" office:value="2">
            <text:p>2</text:p>
          </table:table-cell>
          <table:table-cell office:value-type="string">
            <text:p>[3]最低限の解説や手順は配布資料にあってほしいです。</text:p>
          </table:table-cell>
          <table:table-cell office:value-type="float" office:value="2">
            <text:p>2</text:p>
          </table:table-cell>
          <table:table-cell/>
          <table:table-cell table:formula="of:=[.G2]+[.I2]+[.K2]+[.O2]+[.Q2]+[.U2]+[.W2]+[.Y2]" office:value-type="float" office:value="16">
            <text:p>16</text:p>
          </table:table-cell>
          <table:table-cell table:number-columns-repeated="997"/>
        </table:table-row>
        <table:table-row table:style-name="ro1">
          <table:table-cell office:value-type="float" office:value="2">
            <text:p>2</text:p>
          </table:table-cell>
          <table:table-cell table:style-name="ce1" office:value-type="string">
            <text:p>0005AH</text:p>
          </table:table-cell>
          <table:table-cell office:value-type="float" office:value="724">
            <text:p>724</text:p>
          </table:table-cell>
          <table:table-cell office:value-type="string">
            <text:p>11:46:17</text:p>
          </table:table-cell>
          <table:table-cell office:value-type="string">
            <text:p>Q01---</text:p>
          </table:table-cell>
          <table:table-cell office:value-type="string">
            <text:p>[1] M_2=1; 上がる</text:p>
          </table:table-cell>
          <table:table-cell office:value-type="float" office:value="2">
            <text:p>2</text:p>
          </table:table-cell>
          <table:table-cell office:value-type="string">
            <text:p>[2] M_2=1.1; 下がる</text:p>
          </table:table-cell>
          <table:table-cell office:value-type="float" office:value="2">
            <text:p>2</text:p>
          </table:table-cell>
          <table:table-cell office:value-type="string">
            <text:p>[3] M_2=1.05;下がったり戻ったりを繰り返す</text:p>
          </table:table-cell>
          <table:table-cell office:value-type="float" office:value="2">
            <text:p>2</text:p>
          </table:table-cell>
          <table:table-cell office:value-type="string">
            <text:p>13:37:40</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setparent("testclock"); Setketcindyjs(["Label=[]":"Color=offwhite"]);//no ketjs <text:s/>pO=[0:0]; p1=[0:2]; Circledata("1":[pO:4]); Circledata("4":[p1:2]); Listplot("2":[A:B:C:A]:["Color=red"]); Listplot("3":[D:B:C:D]:["Color=blue"]); ss=Animationparam(0:1:6*pi); st=Animationparam(0:4:6*pi); println([15:ss]); <text:s/>//Arrowdata("1":[[0:0]:4*[sin(ss):cos(ss)]]:["dr:2":2]); Arrowdata("1":[[0:0]:4*[cos(ss):sin(ss)]]:["dr:2":4]); Arrowdata("4":[[0:2]:4*[sin(st):cos(st)]]:["dr:2":2]); Windispg()</text:p>
          </table:table-cell>
          <table:table-cell office:value-type="float" office:value="2">
            <text:p>2</text:p>
          </table:table-cell>
          <table:table-cell office:value-type="string">
            <text:p>12:2:52</text:p>
          </table:table-cell>
          <table:table-cell office:value-type="string">
            <text:p>Q03---</text:p>
          </table:table-cell>
          <table:table-cell office:value-type="string">
            <text:p>[1]環境構築から実際に作図するところまでしっかりと行うことができた</text:p>
          </table:table-cell>
          <table:table-cell office:value-type="float" office:value="2">
            <text:p>2</text:p>
          </table:table-cell>
          <table:table-cell office:value-type="string">
            <text:p>[2]初めてKeTCindyなどを使ったが、図をコードで書いてボタンひとつでpdfやhtmlに出力できてとてもすごいし便利なものだと思った。</text:p>
          </table:table-cell>
          <table:table-cell office:value-type="float" office:value="2">
            <text:p>2</text:p>
          </table:table-cell>
          <table:table-cell office:value-type="string">
            <text:p>[3]説明が早かったりするところがあって着いていくのが大変な部分もあった。</text:p>
          </table:table-cell>
          <table:table-cell office:value-type="float" office:value="2">
            <text:p>2</text:p>
          </table:table-cell>
          <table:table-cell/>
          <table:table-cell table:formula="of:=[.G3]+[.I3]+[.K3]+[.O3]+[.Q3]+[.U3]+[.W3]+[.Y3]" office:value-type="float" office:value="16">
            <text:p>16</text:p>
          </table:table-cell>
          <table:table-cell table:number-columns-repeated="997"/>
        </table:table-row>
        <table:table-row table:style-name="ro1">
          <table:table-cell office:value-type="float" office:value="3">
            <text:p>3</text:p>
          </table:table-cell>
          <table:table-cell table:style-name="ce1" office:value-type="string">
            <text:p>0013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4]+[.I4]+[.K4]+[.O4]+[.Q4]+[.U4]+[.W4]+[.Y4]" office:value-type="float" office:value="0">
            <text:p>0</text:p>
          </table:table-cell>
          <table:table-cell table:number-columns-repeated="997"/>
        </table:table-row>
        <table:table-row table:style-name="ro1">
          <table:table-cell office:value-type="float" office:value="4">
            <text:p>4</text:p>
          </table:table-cell>
          <table:table-cell table:style-name="ce1" office:value-type="string">
            <text:p>0028AH</text:p>
          </table:table-cell>
          <table:table-cell office:value-type="float" office:value="725">
            <text:p>725</text:p>
          </table:table-cell>
          <table:table-cell/>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office:value-type="string">
            <text:p>0:22:51</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text:s/>Slider("A":[-5:-5]:[5:-5]); <text:s/>Plotdata("3":"sin(x)":"x":["Color=red"]); <text:s/>Plotdata("1":"cos(x)":"x":["Color=green"]); //Plotdata("2":"sinx":"x"[]); //Translatedata("1":"gr1":A.xy); Rotatedata("1":"gr1":A.x:["dr:2"]); //Listplot("1":[[0:0]:2:2]]); <text:s/>Windispg(); <text:s/>//Help("Plotdata")]</text:p>
          </table:table-cell>
          <table:table-cell office:value-type="float" office:value="2">
            <text:p>2</text:p>
          </table:table-cell>
          <table:table-cell office:value-type="string">
            <text:p>0:13:14</text:p>
          </table:table-cell>
          <table:table-cell office:value-type="string">
            <text:p>Q03---</text:p>
          </table:table-cell>
          <table:table-cell office:value-type="string">
            <text:p>[1]新しいことにチャレンジすることができ，同時に非常にやりがいを感じました．//集中して課題に取り組むことができ，授業もわかりやすかったので非常に満足した時間を過ごすことができました．</text:p>
          </table:table-cell>
          <table:table-cell office:value-type="float" office:value="2">
            <text:p>2</text:p>
          </table:table-cell>
          <table:table-cell office:value-type="string">
            <text:p>[2]わからないところも丁寧に教えていただきありがとうございました．今後も使える場面がありましたら積極的に活用していきたいと思います．半期という短い時間ではありましたがありがとうございました．</text:p>
          </table:table-cell>
          <table:table-cell office:value-type="float" office:value="2">
            <text:p>2</text:p>
          </table:table-cell>
          <table:table-cell office:value-type="string">
            <text:p>[3]特になし</text:p>
          </table:table-cell>
          <table:table-cell office:value-type="float" office:value="2">
            <text:p>2</text:p>
          </table:table-cell>
          <table:table-cell/>
          <table:table-cell table:formula="of:=[.G5]+[.I5]+[.K5]+[.O5]+[.Q5]+[.U5]+[.W5]+[.Y5]" office:value-type="float" office:value="10">
            <text:p>10</text:p>
          </table:table-cell>
          <table:table-cell table:number-columns-repeated="997"/>
        </table:table-row>
        <table:table-row table:style-name="ro1">
          <table:table-cell office:value-type="float" office:value="5">
            <text:p>5</text:p>
          </table:table-cell>
          <table:table-cell table:style-name="ce1" office:value-type="string">
            <text:p>0034AH</text:p>
          </table:table-cell>
          <table:table-cell office:value-type="float" office:value="730">
            <text:p>730</text:p>
          </table:table-cell>
          <table:table-cell office:value-type="string">
            <text:p>17:28:50</text:p>
          </table:table-cell>
          <table:table-cell office:value-type="string">
            <text:p>Q01---</text:p>
          </table:table-cell>
          <table:table-cell office:value-type="string">
            <text:p>[1] M_2=1; 上がる</text:p>
          </table:table-cell>
          <table:table-cell office:value-type="float" office:value="2">
            <text:p>2</text:p>
          </table:table-cell>
          <table:table-cell office:value-type="string">
            <text:p>[2] M_2=1.1; 下がる</text:p>
          </table:table-cell>
          <table:table-cell office:value-type="float" office:value="2">
            <text:p>2</text:p>
          </table:table-cell>
          <table:table-cell office:value-type="string">
            <text:p>[3] M_2=1.05;下がったり戻ったりを繰り返す</text:p>
          </table:table-cell>
          <table:table-cell office:value-type="float" office:value="2">
            <text:p>2</text:p>
          </table:table-cell>
          <table:table-cell office:value-type="string">
            <text:p>17:26:47</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setparent("testclock"); Setketcindyjs(["Label=[]":"Color=offwhite"]);//no ketjs <text:s/>pO=[0:0]; p1=[0:2]; Circledata("1":[pO:4]); Circledata("4":[p1:2]); Listplot("2":[A:B:C:A]:["Color=red"]); Listplot("3":[D:B:C:D]:["Color=blue"]); ss=Animationparam(0:1:6*pi); st=Animationparam(0:4:6*pi); println([15:ss]); <text:s/>//Arrowdata("1":[[0:0]:4*[sin(ss):cos(ss)]]:["dr:2":2]); Arrowdata("1":[[0:0]:4*[cos(ss):sin(ss)]]:["dr:2":4]); Arrowdata("4":[[0:2]:4*[sin(st):cos(st)]]:["dr:2":2]); Windispg()</text:p>
          </table:table-cell>
          <table:table-cell office:value-type="float" office:value="2">
            <text:p>2</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6]+[.I6]+[.K6]+[.O6]+[.Q6]+[.U6]+[.W6]+[.Y6]" office:value-type="float" office:value="10">
            <text:p>10</text:p>
          </table:table-cell>
          <table:table-cell table:number-columns-repeated="997"/>
        </table:table-row>
        <table:table-row table:style-name="ro1">
          <table:table-cell office:value-type="float" office:value="6">
            <text:p>6</text:p>
          </table:table-cell>
          <table:table-cell table:style-name="ce1" office:value-type="string">
            <text:p>0047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7]+[.I7]+[.K7]+[.O7]+[.Q7]+[.U7]+[.W7]+[.Y7]" office:value-type="float" office:value="0">
            <text:p>0</text:p>
          </table:table-cell>
          <table:table-cell table:number-columns-repeated="997"/>
        </table:table-row>
        <table:table-row table:style-name="ro1">
          <table:table-cell office:value-type="float" office:value="7">
            <text:p>7</text:p>
          </table:table-cell>
          <table:table-cell table:style-name="ce1" office:value-type="string">
            <text:p>0048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8]+[.I8]+[.K8]+[.O8]+[.Q8]+[.U8]+[.W8]+[.Y8]" office:value-type="float" office:value="0">
            <text:p>0</text:p>
          </table:table-cell>
          <table:table-cell table:number-columns-repeated="997"/>
        </table:table-row>
        <table:table-row table:style-name="ro1">
          <table:table-cell office:value-type="float" office:value="8">
            <text:p>8</text:p>
          </table:table-cell>
          <table:table-cell table:style-name="ce1" office:value-type="string">
            <text:p>0050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9]+[.I9]+[.K9]+[.O9]+[.Q9]+[.U9]+[.W9]+[.Y9]" office:value-type="float" office:value="0">
            <text:p>0</text:p>
          </table:table-cell>
          <table:table-cell table:number-columns-repeated="997"/>
        </table:table-row>
        <table:table-row table:style-name="ro1">
          <table:table-cell office:value-type="float" office:value="9">
            <text:p>9</text:p>
          </table:table-cell>
          <table:table-cell table:style-name="ce1" office:value-type="string">
            <text:p>0055AH</text:p>
          </table:table-cell>
          <table:table-cell office:value-type="float" office:value="724">
            <text:p>724</text:p>
          </table:table-cell>
          <table:table-cell office:value-type="string">
            <text:p>11:50:14</text:p>
          </table:table-cell>
          <table:table-cell office:value-type="string">
            <text:p>Q01---</text:p>
          </table:table-cell>
          <table:table-cell office:value-type="string">
            <text:p>[1] M_2=1; 上がる</text:p>
          </table:table-cell>
          <table:table-cell office:value-type="float" office:value="2">
            <text:p>2</text:p>
          </table:table-cell>
          <table:table-cell office:value-type="string">
            <text:p>[2] M_2=1.1; 下がる</text:p>
          </table:table-cell>
          <table:table-cell office:value-type="float" office:value="2">
            <text:p>2</text:p>
          </table:table-cell>
          <table:table-cell office:value-type="string">
            <text:p>[3] M_2=1.05;上がったり下がったりしている</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11:57:34</text:p>
          </table:table-cell>
          <table:table-cell office:value-type="string">
            <text:p>Q03---</text:p>
          </table:table-cell>
          <table:table-cell office:value-type="string">
            <text:p>[1]PCで新しいことができて良かった</text:p>
          </table:table-cell>
          <table:table-cell office:value-type="float" office:value="2">
            <text:p>2</text:p>
          </table:table-cell>
          <table:table-cell office:value-type="string">
            <text:p>[2]丁寧に説明してくれたので難しい作業もなんとかできました</text:p>
          </table:table-cell>
          <table:table-cell office:value-type="float" office:value="2">
            <text:p>2</text:p>
          </table:table-cell>
          <table:table-cell office:value-type="string">
            <text:p>[3]最初のインストールが難しかったのでもう少し時間をかけて説明した方が良いのではないかと思った</text:p>
          </table:table-cell>
          <table:table-cell office:value-type="float" office:value="2">
            <text:p>2</text:p>
          </table:table-cell>
          <table:table-cell/>
          <table:table-cell table:formula="of:=[.G10]+[.I10]+[.K10]+[.O10]+[.Q10]+[.U10]+[.W10]+[.Y10]" office:value-type="float" office:value="12">
            <text:p>12</text:p>
          </table:table-cell>
          <table:table-cell table:number-columns-repeated="997"/>
        </table:table-row>
        <table:table-row table:style-name="ro1">
          <table:table-cell office:value-type="float" office:value="10">
            <text:p>10</text:p>
          </table:table-cell>
          <table:table-cell table:style-name="ce1" office:value-type="string">
            <text:p>0059AH</text:p>
          </table:table-cell>
          <table:table-cell office:value-type="float" office:value="724">
            <text:p>724</text:p>
          </table:table-cell>
          <table:table-cell office:value-type="string">
            <text:p>12:46:50</text:p>
          </table:table-cell>
          <table:table-cell office:value-type="string">
            <text:p>Q01---</text:p>
          </table:table-cell>
          <table:table-cell office:value-type="string">
            <text:p>[1] M_2=1; 動かないはず</text:p>
          </table:table-cell>
          <table:table-cell office:value-type="float" office:value="2">
            <text:p>2</text:p>
          </table:table-cell>
          <table:table-cell office:value-type="string">
            <text:p>[2] M_2=1.1; 左が一定の速度で下がっていく</text:p>
          </table:table-cell>
          <table:table-cell office:value-type="float" office:value="2">
            <text:p>2</text:p>
          </table:table-cell>
          <table:table-cell office:value-type="string">
            <text:p>[3] M_2=1.05;振動する</text:p>
          </table:table-cell>
          <table:table-cell office:value-type="float" office:value="2">
            <text:p>2</text:p>
          </table:table-cell>
          <table:table-cell office:value-type="string">
            <text:p>15:17:32</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Putpoint("A":[0:0]:A.xy); Putpoint("B":[4:2]:B.xy); Putpoint("C":[1:2]:C.xy); Putpoint("D":[0:4]:D.xy); Putpoint("E":[-1:2]:E.xy); Putpoint("F":[-4:2]:F.xy); Putpoint("G":[-2:0]:G.xy); Putpoint("H":[-3:-3]:H.xy); Putpoint("I":[0:-2]:I.xy); Putpoint("J":[3:-3]:J.xy); Listplot("1":[A:B:C:D:E:F:G:H:I:J:A]:["dr:2"]); <text:s/>Windispg(); <text:s/>//Help("List"); //Help("Option")</text:p>
          </table:table-cell>
          <table:table-cell office:value-type="float" office:value="2">
            <text:p>2</text:p>
          </table:table-cell>
          <table:table-cell office:value-type="string">
            <text:p>12:8:8</text:p>
          </table:table-cell>
          <table:table-cell office:value-type="string">
            <text:p>Q03---</text:p>
          </table:table-cell>
          <table:table-cell office:value-type="string">
            <text:p>[1]先生の助けにより、アプリのインストールなど順調に進めることができた。</text:p>
          </table:table-cell>
          <table:table-cell office:value-type="float" office:value="2">
            <text:p>2</text:p>
          </table:table-cell>
          <table:table-cell office:value-type="string">
            <text:p>[2]わかりやすく、わからないところもすぐに質問できる環境でとてもやりやすかった。</text:p>
          </table:table-cell>
          <table:table-cell office:value-type="float" office:value="2">
            <text:p>2</text:p>
          </table:table-cell>
          <table:table-cell office:value-type="string">
            <text:p>[3]コードを動かす際は、半面表示などに画面を分割して必ず表示してほしいと感じる。//おっしゃった後すぐに画面が変わってしまうためについていけないことが多々あった。</text:p>
          </table:table-cell>
          <table:table-cell office:value-type="float" office:value="2">
            <text:p>2</text:p>
          </table:table-cell>
          <table:table-cell/>
          <table:table-cell table:formula="of:=[.G11]+[.I11]+[.K11]+[.O11]+[.Q11]+[.U11]+[.W11]+[.Y11]" office:value-type="float" office:value="16">
            <text:p>16</text:p>
          </table:table-cell>
          <table:table-cell table:number-columns-repeated="997"/>
        </table:table-row>
        <table:table-row table:style-name="ro1">
          <table:table-cell office:value-type="float" office:value="11">
            <text:p>11</text:p>
          </table:table-cell>
          <table:table-cell table:style-name="ce1" office:value-type="string">
            <text:p>0061AH</text:p>
          </table:table-cell>
          <table:table-cell table:number-columns-repeated="2"/>
          <table:table-cell office:value-type="string">
            <text:p>Q01---</text:p>
          </table:table-cell>
          <table:table-cell/>
          <table:table-cell office:value-type="float" office:value="2">
            <text:p>2</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2">
            <text:p>2</text:p>
          </table:table-cell>
          <table:table-cell office:value-type="string">
            <text:p>[3]na</text:p>
          </table:table-cell>
          <table:table-cell office:value-type="float" office:value="0">
            <text:p>0</text:p>
          </table:table-cell>
          <table:table-cell/>
          <table:table-cell table:formula="of:=[.G12]+[.I12]+[.K12]+[.O12]+[.Q12]+[.U12]+[.W12]+[.Y12]" office:value-type="float" office:value="4">
            <text:p>4</text:p>
          </table:table-cell>
          <table:table-cell table:number-columns-repeated="997"/>
        </table:table-row>
        <table:table-row table:style-name="ro1">
          <table:table-cell office:value-type="float" office:value="12">
            <text:p>12</text:p>
          </table:table-cell>
          <table:table-cell table:style-name="ce1" office:value-type="string">
            <text:p>0064AH</text:p>
          </table:table-cell>
          <table:table-cell office:value-type="float" office:value="724">
            <text:p>724</text:p>
          </table:table-cell>
          <table:table-cell office:value-type="string">
            <text:p>11:42:32</text:p>
          </table:table-cell>
          <table:table-cell office:value-type="string">
            <text:p>Q01---</text:p>
          </table:table-cell>
          <table:table-cell office:value-type="string">
            <text:p>[1] M_2=1; 上に上がる</text:p>
          </table:table-cell>
          <table:table-cell office:value-type="float" office:value="2">
            <text:p>2</text:p>
          </table:table-cell>
          <table:table-cell office:value-type="string">
            <text:p>[2] M_2=1.1; 下に下がる</text:p>
          </table:table-cell>
          <table:table-cell office:value-type="float" office:value="2">
            <text:p>2</text:p>
          </table:table-cell>
          <table:table-cell office:value-type="string">
            <text:p>[3] M_2=1.05;ゆっくり下に下がる</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12:39:48</text:p>
          </table:table-cell>
          <table:table-cell office:value-type="string">
            <text:p>Q03---</text:p>
          </table:table-cell>
          <table:table-cell office:value-type="string">
            <text:p>[1]ソフトの使い方を理解できるようになった</text:p>
          </table:table-cell>
          <table:table-cell office:value-type="float" office:value="2">
            <text:p>2</text:p>
          </table:table-cell>
          <table:table-cell office:value-type="string">
            <text:p>[2]使ったことがないソフトを使い，やり方を学ぶことができ良い機会になった</text:p>
          </table:table-cell>
          <table:table-cell office:value-type="float" office:value="2">
            <text:p>2</text:p>
          </table:table-cell>
          <table:table-cell office:value-type="string">
            <text:p>[3]特になし</text:p>
          </table:table-cell>
          <table:table-cell office:value-type="float" office:value="2">
            <text:p>2</text:p>
          </table:table-cell>
          <table:table-cell/>
          <table:table-cell table:formula="of:=[.G13]+[.I13]+[.K13]+[.O13]+[.Q13]+[.U13]+[.W13]+[.Y13]" office:value-type="float" office:value="12">
            <text:p>12</text:p>
          </table:table-cell>
          <table:table-cell table:number-columns-repeated="997"/>
        </table:table-row>
        <table:table-row table:style-name="ro1">
          <table:table-cell office:value-type="float" office:value="13">
            <text:p>13</text:p>
          </table:table-cell>
          <table:table-cell table:style-name="ce1" office:value-type="string">
            <text:p>0070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14]+[.I14]+[.K14]+[.O14]+[.Q14]+[.U14]+[.W14]+[.Y14]" office:value-type="float" office:value="0">
            <text:p>0</text:p>
          </table:table-cell>
          <table:table-cell table:number-columns-repeated="997"/>
        </table:table-row>
        <table:table-row table:style-name="ro1">
          <table:table-cell office:value-type="float" office:value="14">
            <text:p>14</text:p>
          </table:table-cell>
          <table:table-cell table:style-name="ce1" office:value-type="string">
            <text:p>0084AH</text:p>
          </table:table-cell>
          <table:table-cell office:value-type="float" office:value="724">
            <text:p>724</text:p>
          </table:table-cell>
          <table:table-cell office:value-type="string">
            <text:p>11:43:25</text:p>
          </table:table-cell>
          <table:table-cell office:value-type="string">
            <text:p>Q01---上がる</text:p>
          </table:table-cell>
          <table:table-cell office:value-type="string">
            <text:p>[1] M_2=1; 上がる</text:p>
          </table:table-cell>
          <table:table-cell office:value-type="float" office:value="2">
            <text:p>2</text:p>
          </table:table-cell>
          <table:table-cell office:value-type="string">
            <text:p>[2] M_2=1.1; 下がった</text:p>
          </table:table-cell>
          <table:table-cell office:value-type="float" office:value="2">
            <text:p>2</text:p>
          </table:table-cell>
          <table:table-cell office:value-type="string">
            <text:p>[3] M_2=1.05;ゆっくりと下がる</text:p>
          </table:table-cell>
          <table:table-cell office:value-type="float" office:value="2">
            <text:p>2</text:p>
          </table:table-cell>
          <table:table-cell office:value-type="string">
            <text:p>12:20:51</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text:s/>Slider("D":[-3:0]:[3:0]:["Color=[pink]":"Thick=5"]); <text:s/>Putpoint("A":[0:0]:A.xy); Putpoint("B":[1:0]:B.xy); Putpoint("C":[1:1]:C.xy); <text:s/>Rotatedata("1":[[A.xy]:[B.xy]]:pi/3:[[1:5]:"dr:10":"Color=green"]); Circledata("1":[B:r=1]); <text:s/>Listplot("1":[A:B:C:A]:["dr:2":"Color=orange"]); <text:s/>Windispg()</text:p>
          </table:table-cell>
          <table:table-cell office:value-type="float" office:value="2">
            <text:p>2</text:p>
          </table:table-cell>
          <table:table-cell office:value-type="string">
            <text:p>12:24:20</text:p>
          </table:table-cell>
          <table:table-cell office:value-type="string">
            <text:p>Q03---</text:p>
          </table:table-cell>
          <table:table-cell office:value-type="string">
            <text:p>[1]先生のご指導のもと作成できる程度まで達成</text:p>
          </table:table-cell>
          <table:table-cell office:value-type="float" office:value="2">
            <text:p>2</text:p>
          </table:table-cell>
          <table:table-cell office:value-type="string">
            <text:p>[2]初めてプログラミングのようなことをやったので面白かった。かなり難しかったが、KeTCindyを使いこなせるようになると利便性が向上すると感じた。</text:p>
          </table:table-cell>
          <table:table-cell office:value-type="float" office:value="2">
            <text:p>2</text:p>
          </table:table-cell>
          <table:table-cell office:value-type="string">
            <text:p>[3]windowsでやった場合の画面が見たかった</text:p>
          </table:table-cell>
          <table:table-cell office:value-type="float" office:value="2">
            <text:p>2</text:p>
          </table:table-cell>
          <table:table-cell/>
          <table:table-cell table:formula="of:=[.G15]+[.I15]+[.K15]+[.O15]+[.Q15]+[.U15]+[.W15]+[.Y15]" office:value-type="float" office:value="16">
            <text:p>16</text:p>
          </table:table-cell>
          <table:table-cell table:number-columns-repeated="997"/>
        </table:table-row>
        <table:table-row table:style-name="ro1">
          <table:table-cell office:value-type="float" office:value="15">
            <text:p>15</text:p>
          </table:table-cell>
          <table:table-cell table:style-name="ce1" office:value-type="string">
            <text:p>0085AH</text:p>
          </table:table-cell>
          <table:table-cell office:value-type="float" office:value="724">
            <text:p>724</text:p>
          </table:table-cell>
          <table:table-cell office:value-type="string">
            <text:p>11:42:26</text:p>
          </table:table-cell>
          <table:table-cell office:value-type="string">
            <text:p>Q01---</text:p>
          </table:table-cell>
          <table:table-cell office:value-type="string">
            <text:p>[1] M_2=1; 上に上がっていく</text:p>
          </table:table-cell>
          <table:table-cell office:value-type="float" office:value="0">
            <text:p>0</text:p>
          </table:table-cell>
          <table:table-cell office:value-type="string">
            <text:p>[2] M_2=1.1; 下に下がっていく</text:p>
          </table:table-cell>
          <table:table-cell office:value-type="float" office:value="2">
            <text:p>2</text:p>
          </table:table-cell>
          <table:table-cell office:value-type="string">
            <text:p>[3] M_2=1.05;動かない</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11:47:22</text:p>
          </table:table-cell>
          <table:table-cell office:value-type="string">
            <text:p>Q03---</text:p>
          </table:table-cell>
          <table:table-cell office:value-type="string">
            <text:p>[1]よくできた</text:p>
          </table:table-cell>
          <table:table-cell office:value-type="float" office:value="2">
            <text:p>2</text:p>
          </table:table-cell>
          <table:table-cell office:value-type="string">
            <text:p>[2]非常に興味深かった</text:p>
          </table:table-cell>
          <table:table-cell office:value-type="float" office:value="2">
            <text:p>2</text:p>
          </table:table-cell>
          <table:table-cell office:value-type="string">
            <text:p>[3]</text:p>
          </table:table-cell>
          <table:table-cell office:value-type="float" office:value="2">
            <text:p>2</text:p>
          </table:table-cell>
          <table:table-cell/>
          <table:table-cell table:formula="of:=[.G16]+[.I16]+[.K16]+[.O16]+[.Q16]+[.U16]+[.W16]+[.Y16]" office:value-type="float" office:value="10">
            <text:p>10</text:p>
          </table:table-cell>
          <table:table-cell table:number-columns-repeated="997"/>
        </table:table-row>
        <table:table-row table:style-name="ro1">
          <table:table-cell office:value-type="float" office:value="16">
            <text:p>16</text:p>
          </table:table-cell>
          <table:table-cell table:style-name="ce1" office:value-type="string">
            <text:p>0086AH</text:p>
          </table:table-cell>
          <table:table-cell office:value-type="float" office:value="730">
            <text:p>730</text:p>
          </table:table-cell>
          <table:table-cell office:value-type="string">
            <text:p>17:39:44</text:p>
          </table:table-cell>
          <table:table-cell office:value-type="string">
            <text:p>Q01---</text:p>
          </table:table-cell>
          <table:table-cell office:value-type="string">
            <text:p>[1] M_2=1; 上がった</text:p>
          </table:table-cell>
          <table:table-cell office:value-type="float" office:value="2">
            <text:p>2</text:p>
          </table:table-cell>
          <table:table-cell office:value-type="string">
            <text:p>[2] M_2=1.1; 下がった</text:p>
          </table:table-cell>
          <table:table-cell office:value-type="float" office:value="2">
            <text:p>2</text:p>
          </table:table-cell>
          <table:table-cell office:value-type="string">
            <text:p>[3] M_2=1.05;上下運動した</text:p>
          </table:table-cell>
          <table:table-cell office:value-type="float" office:value="2">
            <text:p>2</text:p>
          </table:table-cell>
          <table:table-cell office:value-type="string">
            <text:p>17:42:14</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setparent("testclock"); Setketcindyjs(["Label=[]":"Color=offwhite"]);//no ketjs <text:s/>pO=[0:0]; p1=[0:2]; Circledata("1":[pO:4]); Circledata("4":[p1:2]); Listplot("2":[A:B:C:A]:["Color=red"]); Listplot("3":[D:B:C:D]:["Color=blue"]); ss=Animationparam(0:1:6*pi); st=Animationparam(0:4:6*pi); println([15:ss]); <text:s/>//Arrowdata("1":[[0:0]:4*[sin(ss):cos(ss)]]:["dr:2":2]); Arrowdata("1":[[0:0]:4*[cos(ss):sin(ss)]]:["dr:2":4]); Arrowdata("4":[[0:2]:4*[sin(st):cos(st)]]:["dr:2":2]); Windispg()</text:p>
          </table:table-cell>
          <table:table-cell office:value-type="float" office:value="2">
            <text:p>2</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17]+[.I17]+[.K17]+[.O17]+[.Q17]+[.U17]+[.W17]+[.Y17]" office:value-type="float" office:value="10">
            <text:p>10</text:p>
          </table:table-cell>
          <table:table-cell table:number-columns-repeated="997"/>
        </table:table-row>
        <table:table-row table:style-name="ro1">
          <table:table-cell office:value-type="float" office:value="17">
            <text:p>17</text:p>
          </table:table-cell>
          <table:table-cell table:style-name="ce1" office:value-type="string">
            <text:p>0088AH</text:p>
          </table:table-cell>
          <table:table-cell office:value-type="float" office:value="724">
            <text:p>724</text:p>
          </table:table-cell>
          <table:table-cell office:value-type="string">
            <text:p>11:42:58</text:p>
          </table:table-cell>
          <table:table-cell office:value-type="string">
            <text:p>Q01---</text:p>
          </table:table-cell>
          <table:table-cell office:value-type="string">
            <text:p>[1] M_2=1; 上に上がる</text:p>
          </table:table-cell>
          <table:table-cell office:value-type="float" office:value="2">
            <text:p>2</text:p>
          </table:table-cell>
          <table:table-cell office:value-type="string">
            <text:p>[2] M_2=1.1; M1が上に上がる</text:p>
          </table:table-cell>
          <table:table-cell office:value-type="float" office:value="2">
            <text:p>2</text:p>
          </table:table-cell>
          <table:table-cell office:value-type="string">
            <text:p>[3] M_2=1.05;M1が先ほどよりゆっくり上に上がる</text:p>
          </table:table-cell>
          <table:table-cell office:value-type="float" office:value="2">
            <text:p>2</text:p>
          </table:table-cell>
          <table:table-cell office:value-type="string">
            <text:p>12:19:21</text:p>
          </table:table-cell>
          <table:table-cell office:value-type="string">
            <text:p>Q02---</text:p>
          </table:table-cell>
          <table:table-cell office:value-type="string">
            <text:p>[1]KetCindyJS</text:p>
          </table:table-cell>
          <table:table-cell office:value-type="float" office:value="2">
            <text:p>2</text:p>
          </table:table-cell>
          <table:table-cell office:value-type="string">
            <text:p>[2]Ketinit(); Setketcindyjs(["Label=[]":"Color=offwhite"]);//no ketjs <text:s/>p0=[0:0]; Circledata("1":[p0:4]); <text:s/>ss=Animationparam(0:2:6*pi); <text:s/>Arrowdata("1":[[0:0]:4*[sin(ss):cos(ss)]]:["dr:2":2]); <text:s/>Windispg()</text:p>
          </table:table-cell>
          <table:table-cell office:value-type="float" office:value="2">
            <text:p>2</text:p>
          </table:table-cell>
          <table:table-cell office:value-type="string">
            <text:p>11:57:56</text:p>
          </table:table-cell>
          <table:table-cell office:value-type="string">
            <text:p>Q03---</text:p>
          </table:table-cell>
          <table:table-cell office:value-type="string">
            <text:p>[1]初めて触るアプリが多く難しかったが、非常に興味深い内容であった。先生も大変親身になって対応していただけてやりがいがあった。</text:p>
          </table:table-cell>
          <table:table-cell office:value-type="float" office:value="2">
            <text:p>2</text:p>
          </table:table-cell>
          <table:table-cell office:value-type="string">
            <text:p>[2]楽しかった。履修してよかったと思った。</text:p>
          </table:table-cell>
          <table:table-cell office:value-type="float" office:value="2">
            <text:p>2</text:p>
          </table:table-cell>
          <table:table-cell office:value-type="string">
            <text:p>[3]特になし</text:p>
          </table:table-cell>
          <table:table-cell office:value-type="float" office:value="2">
            <text:p>2</text:p>
          </table:table-cell>
          <table:table-cell/>
          <table:table-cell table:formula="of:=[.G18]+[.I18]+[.K18]+[.O18]+[.Q18]+[.U18]+[.W18]+[.Y18]" office:value-type="float" office:value="16">
            <text:p>16</text:p>
          </table:table-cell>
          <table:table-cell table:number-columns-repeated="997"/>
        </table:table-row>
        <table:table-row table:style-name="ro1">
          <table:table-cell office:value-type="float" office:value="18">
            <text:p>18</text:p>
          </table:table-cell>
          <table:table-cell table:style-name="ce1" office:value-type="string">
            <text:p>0089AH</text:p>
          </table:table-cell>
          <table:table-cell office:value-type="float" office:value="724">
            <text:p>724</text:p>
          </table:table-cell>
          <table:table-cell office:value-type="string">
            <text:p>11:42:44</text:p>
          </table:table-cell>
          <table:table-cell office:value-type="string">
            <text:p>Q01---</text:p>
          </table:table-cell>
          <table:table-cell office:value-type="string">
            <text:p>[1] M_2=1; 上がる</text:p>
          </table:table-cell>
          <table:table-cell office:value-type="float" office:value="2">
            <text:p>2</text:p>
          </table:table-cell>
          <table:table-cell office:value-type="string">
            <text:p>[2] M_2=1.1; 下がる、M_1が上がっていた</text:p>
          </table:table-cell>
          <table:table-cell office:value-type="float" office:value="2">
            <text:p>2</text:p>
          </table:table-cell>
          <table:table-cell office:value-type="string">
            <text:p>[3] M_2=1.05;両方下がっているがM_1はずっと揺れている</text:p>
          </table:table-cell>
          <table:table-cell office:value-type="float" office:value="2">
            <text:p>2</text:p>
          </table:table-cell>
          <table:table-cell office:value-type="string">
            <text:p>11:56:17</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Setketcindyjs(["Label=[]":"Color=offwhite"]);//no ketjs <text:s/>pO=[0:0]; Circledata("1":[pO:4]); <text:s/>ss=Animationparam(0:3:6*pi); <text:s/>Arrowdata("1":[[0:0]:4*[cos(ss):sin(ss)]]:["dr:2":2]); <text:s/>Windispg()</text:p>
          </table:table-cell>
          <table:table-cell office:value-type="float" office:value="2">
            <text:p>2</text:p>
          </table:table-cell>
          <table:table-cell office:value-type="string">
            <text:p>11:53:23</text:p>
          </table:table-cell>
          <table:table-cell office:value-type="string">
            <text:p>Q03---</text:p>
          </table:table-cell>
          <table:table-cell office:value-type="string">
            <text:p>[1]達成できた</text:p>
          </table:table-cell>
          <table:table-cell office:value-type="float" office:value="2">
            <text:p>2</text:p>
          </table:table-cell>
          <table:table-cell office:value-type="string">
            <text:p>[2]とても勉強になる授業で、数学を図にすることができるとすごくわかりやすくなってその魅力をより一層に感じられることを実感しました。</text:p>
          </table:table-cell>
          <table:table-cell office:value-type="float" office:value="2">
            <text:p>2</text:p>
          </table:table-cell>
          <table:table-cell office:value-type="string">
            <text:p>[3]なし</text:p>
          </table:table-cell>
          <table:table-cell office:value-type="float" office:value="2">
            <text:p>2</text:p>
          </table:table-cell>
          <table:table-cell/>
          <table:table-cell table:formula="of:=[.G19]+[.I19]+[.K19]+[.O19]+[.Q19]+[.U19]+[.W19]+[.Y19]" office:value-type="float" office:value="16">
            <text:p>16</text:p>
          </table:table-cell>
          <table:table-cell table:number-columns-repeated="997"/>
        </table:table-row>
        <table:table-row table:style-name="ro1">
          <table:table-cell office:value-type="float" office:value="19">
            <text:p>19</text:p>
          </table:table-cell>
          <table:table-cell table:style-name="ce1" office:value-type="string">
            <text:p>0090AH</text:p>
          </table:table-cell>
          <table:table-cell office:value-type="float" office:value="724">
            <text:p>724</text:p>
          </table:table-cell>
          <table:table-cell office:value-type="string">
            <text:p>11:42:47</text:p>
          </table:table-cell>
          <table:table-cell office:value-type="string">
            <text:p>Q01---</text:p>
          </table:table-cell>
          <table:table-cell office:value-type="string">
            <text:p>[1] M_2=1; UP</text:p>
          </table:table-cell>
          <table:table-cell office:value-type="float" office:value="2">
            <text:p>2</text:p>
          </table:table-cell>
          <table:table-cell office:value-type="string">
            <text:p>[2] M_2=1.1; DOWN</text:p>
          </table:table-cell>
          <table:table-cell office:value-type="float" office:value="2">
            <text:p>2</text:p>
          </table:table-cell>
          <table:table-cell office:value-type="string">
            <text:p>[3] M_2=1.05;振動する</text:p>
          </table:table-cell>
          <table:table-cell office:value-type="float" office:value="2">
            <text:p>2</text:p>
          </table:table-cell>
          <table:table-cell office:value-type="string">
            <text:p>13:11:22</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text:s/>Putpoint("A":[1:sqrt(3)]:A.xy) Putpoint("B":[-1:sqrt(3)]:B.xy) Putpoint("C":[-2:0]:C.xy) Putpoint("D":[-1:-sqrt(3)]:D.xy) Putpoint("E":[1:-sqrt(3)]:E.xy) Putpoint("F":[2:0]:F.xy) <text:s/>Listplot("1":[A:B:C:D:E:F:A]:["dr:2"]); <text:s/>Windispg()</text:p>
          </table:table-cell>
          <table:table-cell office:value-type="float" office:value="2">
            <text:p>2</text:p>
          </table:table-cell>
          <table:table-cell office:value-type="string">
            <text:p>13:18:20</text:p>
          </table:table-cell>
          <table:table-cell office:value-type="string">
            <text:p>Q03---</text:p>
          </table:table-cell>
          <table:table-cell office:value-type="string">
            <text:p>[1]20%くらいです。使いこなすことができなかった。</text:p>
          </table:table-cell>
          <table:table-cell office:value-type="float" office:value="2">
            <text:p>2</text:p>
          </table:table-cell>
          <table:table-cell office:value-type="string">
            <text:p>[2]前半の指導案作成がとても楽しかった。ご教授頂きありがとうございました。</text:p>
          </table:table-cell>
          <table:table-cell office:value-type="float" office:value="2">
            <text:p>2</text:p>
          </table:table-cell>
          <table:table-cell office:value-type="string">
            <text:p>[3]特にありません。</text:p>
          </table:table-cell>
          <table:table-cell office:value-type="float" office:value="2">
            <text:p>2</text:p>
          </table:table-cell>
          <table:table-cell/>
          <table:table-cell table:formula="of:=[.G20]+[.I20]+[.K20]+[.O20]+[.Q20]+[.U20]+[.W20]+[.Y20]" office:value-type="float" office:value="16">
            <text:p>16</text:p>
          </table:table-cell>
          <table:table-cell table:number-columns-repeated="997"/>
        </table:table-row>
        <table:table-row table:style-name="ro1">
          <table:table-cell office:value-type="float" office:value="20">
            <text:p>20</text:p>
          </table:table-cell>
          <table:table-cell table:style-name="ce1" office:value-type="string">
            <text:p>0091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21]+[.I21]+[.K21]+[.O21]+[.Q21]+[.U21]+[.W21]+[.Y21]" office:value-type="float" office:value="0">
            <text:p>0</text:p>
          </table:table-cell>
          <table:table-cell table:number-columns-repeated="997"/>
        </table:table-row>
        <table:table-row table:style-name="ro1">
          <table:table-cell office:value-type="float" office:value="21">
            <text:p>21</text:p>
          </table:table-cell>
          <table:table-cell table:style-name="ce1" office:value-type="string">
            <text:p>0092AH</text:p>
          </table:table-cell>
          <table:table-cell office:value-type="float" office:value="724">
            <text:p>724</text:p>
          </table:table-cell>
          <table:table-cell office:value-type="string">
            <text:p>16:52:2</text:p>
          </table:table-cell>
          <table:table-cell office:value-type="string">
            <text:p>Q01---</text:p>
          </table:table-cell>
          <table:table-cell office:value-type="string">
            <text:p>[1] M_2=1; 上がる</text:p>
          </table:table-cell>
          <table:table-cell office:value-type="float" office:value="2">
            <text:p>2</text:p>
          </table:table-cell>
          <table:table-cell office:value-type="string">
            <text:p>[2] M_2=1.1; 下がる</text:p>
          </table:table-cell>
          <table:table-cell office:value-type="float" office:value="2">
            <text:p>2</text:p>
          </table:table-cell>
          <table:table-cell office:value-type="string">
            <text:p>[3] M_2=1.05;上下運動</text:p>
          </table:table-cell>
          <table:table-cell office:value-type="float" office:value="2">
            <text:p>2</text:p>
          </table:table-cell>
          <table:table-cell office:value-type="string">
            <text:p>11:58:9</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Setketcindyjs(["Label=[]":"Color=offwhite"]);//no ketjs <text:s/>pO=[0:0]; Circledata("1":[pO:4]); <text:s/>ss=Animationparam(0:2:6*pi); <text:s/>Arrowdata("1":[[0:0]:4*[cos(ss):sin(ss)]]:["dr:2":2]); <text:s/>Windispg()</text:p>
          </table:table-cell>
          <table:table-cell office:value-type="float" office:value="2">
            <text:p>2</text:p>
          </table:table-cell>
          <table:table-cell office:value-type="string">
            <text:p>11:58:57</text:p>
          </table:table-cell>
          <table:table-cell office:value-type="string">
            <text:p>Q03---</text:p>
          </table:table-cell>
          <table:table-cell office:value-type="string">
            <text:p>[1]まあまあできた</text:p>
          </table:table-cell>
          <table:table-cell office:value-type="float" office:value="2">
            <text:p>2</text:p>
          </table:table-cell>
          <table:table-cell office:value-type="string">
            <text:p>[2]勉強になった</text:p>
          </table:table-cell>
          <table:table-cell office:value-type="float" office:value="2">
            <text:p>2</text:p>
          </table:table-cell>
          <table:table-cell office:value-type="string">
            <text:p>[3]特になし</text:p>
          </table:table-cell>
          <table:table-cell office:value-type="float" office:value="2">
            <text:p>2</text:p>
          </table:table-cell>
          <table:table-cell/>
          <table:table-cell table:formula="of:=[.G22]+[.I22]+[.K22]+[.O22]+[.Q22]+[.U22]+[.W22]+[.Y22]" office:value-type="float" office:value="16">
            <text:p>16</text:p>
          </table:table-cell>
          <table:table-cell table:number-columns-repeated="997"/>
        </table:table-row>
        <table:table-row table:style-name="ro1">
          <table:table-cell office:value-type="float" office:value="22">
            <text:p>22</text:p>
          </table:table-cell>
          <table:table-cell table:style-name="ce1" office:value-type="string">
            <text:p>0098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23]+[.I23]+[.K23]+[.O23]+[.Q23]+[.U23]+[.W23]+[.Y23]" office:value-type="float" office:value="0">
            <text:p>0</text:p>
          </table:table-cell>
          <table:table-cell table:number-columns-repeated="997"/>
        </table:table-row>
        <table:table-row table:style-name="ro1">
          <table:table-cell office:value-type="float" office:value="23">
            <text:p>23</text:p>
          </table:table-cell>
          <table:table-cell table:style-name="ce1" office:value-type="string">
            <text:p>0099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24]+[.I24]+[.K24]+[.O24]+[.Q24]+[.U24]+[.W24]+[.Y24]" office:value-type="float" office:value="0">
            <text:p>0</text:p>
          </table:table-cell>
          <table:table-cell table:number-columns-repeated="997"/>
        </table:table-row>
        <table:table-row table:style-name="ro1">
          <table:table-cell office:value-type="float" office:value="24">
            <text:p>24</text:p>
          </table:table-cell>
          <table:table-cell table:style-name="ce1" office:value-type="string">
            <text:p>0102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25]+[.I25]+[.K25]+[.O25]+[.Q25]+[.U25]+[.W25]+[.Y25]" office:value-type="float" office:value="0">
            <text:p>0</text:p>
          </table:table-cell>
          <table:table-cell table:number-columns-repeated="997"/>
        </table:table-row>
        <table:table-row table:style-name="ro1">
          <table:table-cell office:value-type="float" office:value="25">
            <text:p>25</text:p>
          </table:table-cell>
          <table:table-cell table:style-name="ce1" office:value-type="string">
            <text:p>1003AH</text:p>
          </table:table-cell>
          <table:table-cell office:value-type="float" office:value="728">
            <text:p>728</text:p>
          </table:table-cell>
          <table:table-cell office:value-type="string">
            <text:p>18:24:45</text:p>
          </table:table-cell>
          <table:table-cell office:value-type="string">
            <text:p>Q01---</text:p>
          </table:table-cell>
          <table:table-cell office:value-type="string">
            <text:p>[1] M_2=1; 右の重りが下がり、左の重りが上がる</text:p>
          </table:table-cell>
          <table:table-cell office:value-type="float" office:value="2">
            <text:p>2</text:p>
          </table:table-cell>
          <table:table-cell office:value-type="string">
            <text:p>[2] M_2=1.1; 右の重りが上がり、左の重りが下がる</text:p>
          </table:table-cell>
          <table:table-cell office:value-type="float" office:value="2">
            <text:p>2</text:p>
          </table:table-cell>
          <table:table-cell office:value-type="string">
            <text:p>[3] M_2=1.05;最初、左の重りが下がるが、一定距離まで下がるとその後左の重りは上がっていき、スタート位置まで上がるとまた下がる。それが繰り返される。</text:p>
          </table:table-cell>
          <table:table-cell office:value-type="float" office:value="2">
            <text:p>2</text:p>
          </table:table-cell>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Setparent("testclock"); Setketcindyjs(["Label=[]":"Color=yellow"]);//no ketjs <text:s/>Putpoint("A":[-4:0.8]:A.xy); Putpoint("B":[-4.5:0.6]:B.xy); Putpoint("C":[-4.5:-0.6]:C.xy); Putpoint("D":[-4.25:-0.4]:D.xy); Putpoint("E":[-4:-0.6]:E.xy); Putpoint("F":[-3.75:-0.4]:F.xy); Putpoint("G":[-3.5:-0.6]:G.xy); Putpoint("H":[-3.5:0.6]:H.xy); Listplot("1":[A:B:C:D:E:F:G:H:A]:[dr:2]); pO=[0:0]; p1=[2.5:0]; p2=[3.5:0]; p3=[4.5:0]; Circledata("1":[pO:2]); //Circledata("2":[pO:2]); //Circledata("3":[pO:1]); Circledata("4":[p1:0.25]); Circledata("5":[p2:0.25]); Circledata("6":[p3:0.35]); Circledata("7":[[-3.7:0.3]:0.2]); Circledata("8":[[-4.15:0.3]:0.2]); Circledata("9":[[-3.6:0.3]:0.1]); Circledata("10":[[-4.05:0.3]:0.1]); <text:s/>Letter([[0:2.1]:n:"パックパック食べるマン"]); Letter([[4.5:0.37]:n:"パワー!"]); ss=Animationparam(1/4*pi:1:3/4*pi); //println([8:ss]); Arrowdata("1":[[0:0]:2*[sin(ss):cos(ss)]]:["dr:2":0]); Arrowdata("2":[[0:0]:2*[sin(ss):-cos(ss)]]:["dr:2":0]); //Arrowdata("3":[[0:0]:1*[cos(ss):tan(ss)]]:["dr:2":4]); Figpdf(); <text:s/>Windispg(); //Help("Windispg")</text:p>
          </table:table-cell>
          <table:table-cell office:value-type="float" office:value="2">
            <text:p>2</text:p>
          </table:table-cell>
          <table:table-cell office:value-type="string">
            <text:p>12:2:42</text:p>
          </table:table-cell>
          <table:table-cell office:value-type="string">
            <text:p>Q03---</text:p>
          </table:table-cell>
          <table:table-cell office:value-type="string">
            <text:p>[1]理解できた</text:p>
          </table:table-cell>
          <table:table-cell office:value-type="float" office:value="2">
            <text:p>2</text:p>
          </table:table-cell>
          <table:table-cell office:value-type="string">
            <text:p>[2]最初難しかったが、インストール方法などを個別で対応してもらい、使い方を教えていただいたため、しっかりと理解できた。</text:p>
          </table:table-cell>
          <table:table-cell office:value-type="float" office:value="2">
            <text:p>2</text:p>
          </table:table-cell>
          <table:table-cell office:value-type="string">
            <text:p>[3]インストールが一番最初の壁であると思うので、まず最初にインストールを個別に全員完全にできるまで対応してもらうことが、授業を効率よく進めるために必要であると思う。個別に対応してもらってからは、理解の円滑度が相当違うと思う。</text:p>
          </table:table-cell>
          <table:table-cell office:value-type="float" office:value="2">
            <text:p>2</text:p>
          </table:table-cell>
          <table:table-cell/>
          <table:table-cell table:formula="of:=[.G26]+[.I26]+[.K26]+[.O26]+[.Q26]+[.U26]+[.W26]+[.Y26]" office:value-type="float" office:value="16">
            <text:p>16</text:p>
          </table:table-cell>
          <table:table-cell table:number-columns-repeated="997"/>
        </table:table-row>
        <table:table-row table:style-name="ro1">
          <table:table-cell office:value-type="float" office:value="26">
            <text:p>26</text:p>
          </table:table-cell>
          <table:table-cell table:style-name="ce1" office:value-type="string">
            <text:p>3002M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12:1:25</text:p>
          </table:table-cell>
          <table:table-cell office:value-type="string">
            <text:p>Q03---</text:p>
          </table:table-cell>
          <table:table-cell office:value-type="string">
            <text:p>[1]インストールして動かすまでは出来た</text:p>
          </table:table-cell>
          <table:table-cell office:value-type="float" office:value="2">
            <text:p>2</text:p>
          </table:table-cell>
          <table:table-cell office:value-type="string">
            <text:p>[2]前半は分かりやすかったのですが、後半複雑でファイルの置き場所やコーディング方法などに一つ詰まってしまうと置いて行かれてしまい、なかなか最後までたどり着けなかった。</text:p>
          </table:table-cell>
          <table:table-cell office:value-type="float" office:value="2">
            <text:p>2</text:p>
          </table:table-cell>
          <table:table-cell office:value-type="string">
            <text:p>[3]授業の録画を残しておいてほしい。高遠先生の授業がスコームに無いので復習が出来ず追いつけない。</text:p>
          </table:table-cell>
          <table:table-cell office:value-type="float" office:value="2">
            <text:p>2</text:p>
          </table:table-cell>
          <table:table-cell/>
          <table:table-cell table:formula="of:=[.G27]+[.I27]+[.K27]+[.O27]+[.Q27]+[.U27]+[.W27]+[.Y27]" office:value-type="float" office:value="6">
            <text:p>6</text:p>
          </table:table-cell>
          <table:table-cell table:number-columns-repeated="997"/>
        </table:table-row>
        <table:table-row table:style-name="ro1">
          <table:table-cell office:value-type="float" office:value="27">
            <text:p>27</text:p>
          </table:table-cell>
          <table:table-cell table:style-name="ce1" office:value-type="string">
            <text:p>1006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28]+[.I28]+[.K28]+[.O28]+[.Q28]+[.U28]+[.W28]+[.Y28]" office:value-type="float" office:value="0">
            <text:p>0</text:p>
          </table:table-cell>
          <table:table-cell table:number-columns-repeated="997"/>
        </table:table-row>
        <table:table-row table:style-name="ro1">
          <table:table-cell office:value-type="float" office:value="28">
            <text:p>28</text:p>
          </table:table-cell>
          <table:table-cell table:style-name="ce1" office:value-type="string">
            <text:p>1054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14:15:13</text:p>
          </table:table-cell>
          <table:table-cell office:value-type="string">
            <text:p>Q03---</text:p>
          </table:table-cell>
          <table:table-cell office:value-type="string">
            <text:p>[1]60/100</text:p>
          </table:table-cell>
          <table:table-cell office:value-type="float" office:value="2">
            <text:p>2</text:p>
          </table:table-cell>
          <table:table-cell office:value-type="string">
            <text:p>[2]難しい分達成感も大きい</text:p>
          </table:table-cell>
          <table:table-cell office:value-type="float" office:value="2">
            <text:p>2</text:p>
          </table:table-cell>
          <table:table-cell office:value-type="string">
            <text:p>[3]充実した授業でした</text:p>
          </table:table-cell>
          <table:table-cell office:value-type="float" office:value="2">
            <text:p>2</text:p>
          </table:table-cell>
          <table:table-cell/>
          <table:table-cell table:formula="of:=[.G29]+[.I29]+[.K29]+[.O29]+[.Q29]+[.U29]+[.W29]+[.Y29]" office:value-type="float" office:value="6">
            <text:p>6</text:p>
          </table:table-cell>
          <table:table-cell table:number-columns-repeated="997"/>
        </table:table-row>
        <table:table-row table:style-name="ro1">
          <table:table-cell office:value-type="float" office:value="29">
            <text:p>29</text:p>
          </table:table-cell>
          <table:table-cell table:style-name="ce1" office:value-type="string">
            <text:p>1100AH</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office:value-type="string">
            <text:p>12:31:29</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Setketcindyjs(["Label=[]":"Color=offwhite"]);//no ketjs <text:s/>pO=[0:0]; Circledata("1":[pO:4]); <text:s/>ss=Animationparam(0:2:6*pi); <text:s/>Arrowdata("1":[[0:0]:4*[sin(ss):cos(ss)]]:["dr:2":2]); <text:s/>Windispg()</text:p>
          </table:table-cell>
          <table:table-cell office:value-type="float" office:value="2">
            <text:p>2</text:p>
          </table:table-cell>
          <table:table-cell office:value-type="string">
            <text:p>12:35:55</text:p>
          </table:table-cell>
          <table:table-cell office:value-type="string">
            <text:p>Q03---</text:p>
          </table:table-cell>
          <table:table-cell office:value-type="string">
            <text:p>[1]KeTCindyが使えるようになった</text:p>
          </table:table-cell>
          <table:table-cell office:value-type="float" office:value="2">
            <text:p>2</text:p>
          </table:table-cell>
          <table:table-cell office:value-type="string">
            <text:p>[2]最初はなにをやっているのか追いつけない部分もあったが、毎週授業でKeTCindyの詳しい使い方の説明を受けていくうちに、だんだんと自分でも操作ができるようになったのが嬉しく思います。</text:p>
          </table:table-cell>
          <table:table-cell office:value-type="float" office:value="2">
            <text:p>2</text:p>
          </table:table-cell>
          <table:table-cell office:value-type="string">
            <text:p>[3]今年度で牧下先生の授業は最後になってしまうとのことでしたが、何かしらの形でKeTCindyを取り扱う授業が残ってくれたらいいなと感じます。</text:p>
          </table:table-cell>
          <table:table-cell office:value-type="float" office:value="2">
            <text:p>2</text:p>
          </table:table-cell>
          <table:table-cell/>
          <table:table-cell table:formula="of:=[.G30]+[.I30]+[.K30]+[.O30]+[.Q30]+[.U30]+[.W30]+[.Y30]" office:value-type="float" office:value="10">
            <text:p>10</text:p>
          </table:table-cell>
          <table:table-cell table:number-columns-repeated="997"/>
        </table:table-row>
        <table:table-row table:style-name="ro1">
          <table:table-cell office:value-type="float" office:value="30">
            <text:p>30</text:p>
          </table:table-cell>
          <table:table-cell table:style-name="ce1" office:value-type="string">
            <text:p>0029BN</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2">
            <text:p>2</text:p>
          </table:table-cell>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Setketcindyjs(["Label=[]":"Color=offwhite"]);//no ketjs <text:s/>pO=[0:0]; Circledata("1":[pO:4]); <text:s/>ss=Animationparam(0:2:6*pi); <text:s/>Arrowdata("1":[[0:0]:4*[sin(ss):cos(ss)]]:["dr:2":2]); <text:s/>Windispg()</text:p>
          </table:table-cell>
          <table:table-cell office:value-type="float" office:value="2">
            <text:p>2</text:p>
          </table:table-cell>
          <table:table-cell office:value-type="string">
            <text:p>21:4:1</text:p>
          </table:table-cell>
          <table:table-cell office:value-type="string">
            <text:p>Q03---</text:p>
          </table:table-cell>
          <table:table-cell office:value-type="string">
            <text:p>[1]あまりできるようにはならなかったと思う</text:p>
          </table:table-cell>
          <table:table-cell office:value-type="float" office:value="2">
            <text:p>2</text:p>
          </table:table-cell>
          <table:table-cell office:value-type="string">
            <text:p>[2]今までシステム的なことをやったことがなく非常に難しかった。</text:p>
          </table:table-cell>
          <table:table-cell office:value-type="float" office:value="2">
            <text:p>2</text:p>
          </table:table-cell>
          <table:table-cell office:value-type="string">
            <text:p>[3]ソフトのインストール方法だけではなく、もう少し簡単にわかりやすく説明してほしい。</text:p>
          </table:table-cell>
          <table:table-cell office:value-type="float" office:value="2">
            <text:p>2</text:p>
          </table:table-cell>
          <table:table-cell/>
          <table:table-cell table:formula="of:=[.G31]+[.I31]+[.K31]+[.O31]+[.Q31]+[.U31]+[.W31]+[.Y31]" office:value-type="float" office:value="12">
            <text:p>12</text:p>
          </table:table-cell>
          <table:table-cell table:number-columns-repeated="997"/>
        </table:table-row>
        <table:table-row table:style-name="ro1">
          <table:table-cell office:value-type="float" office:value="31">
            <text:p>31</text:p>
          </table:table-cell>
          <table:table-cell table:style-name="ce1" office:value-type="string">
            <text:p>1004BN</text:p>
          </table:table-cell>
          <table:table-cell office:value-type="float" office:value="724">
            <text:p>724</text:p>
          </table:table-cell>
          <table:table-cell office:value-type="string">
            <text:p>11:45:52</text:p>
          </table:table-cell>
          <table:table-cell office:value-type="string">
            <text:p>Q01---</text:p>
          </table:table-cell>
          <table:table-cell office:value-type="string">
            <text:p>[1] M_2=1; M_2が上に上がり、M_1が下に下がる。</text:p>
          </table:table-cell>
          <table:table-cell office:value-type="float" office:value="2">
            <text:p>2</text:p>
          </table:table-cell>
          <table:table-cell office:value-type="string">
            <text:p>[2] M_2=1.1; M_1は振られながら上に上がり、M_2は下に下がる。</text:p>
          </table:table-cell>
          <table:table-cell office:value-type="float" office:value="2">
            <text:p>2</text:p>
          </table:table-cell>
          <table:table-cell office:value-type="string">
            <text:p>[3] M_2=1.05;M_1は振られながら上に上がったり下がったりを繰り返し、M_2はゆっくり下に下がったり上に上がったりを繰り返す。</text:p>
          </table:table-cell>
          <table:table-cell office:value-type="float" office:value="2">
            <text:p>2</text:p>
          </table:table-cell>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text:s/>xL=[10:10:10]; yL=[8:8]; rmL=["c2r0r1"]; <text:s/>Tabledata("":xL:yL:rmL); //Putrowexpr(1:"c":["a"]); Putcell("c0r0":"c1r1":"lt":"答"); Putrow(2:"r2":[10:20:300]); //Putcellexpr("c1r0":"c3r1":"c":"abc"); Tlistplot("1":["c1r0":"c3r1"]:["do"]); Tlistplot("2":["c3r0":"c1r1"]:["da"]); <text:s text:c="2"/>Windispg()</text:p>
          </table:table-cell>
          <table:table-cell office:value-type="float" office:value="2">
            <text:p>2</text:p>
          </table:table-cell>
          <table:table-cell office:value-type="string">
            <text:p>12:28:3</text:p>
          </table:table-cell>
          <table:table-cell office:value-type="string">
            <text:p>Q03---</text:p>
          </table:table-cell>
          <table:table-cell office:value-type="string">
            <text:p>[1]理解するのが難しかった。</text:p>
          </table:table-cell>
          <table:table-cell office:value-type="float" office:value="2">
            <text:p>2</text:p>
          </table:table-cell>
          <table:table-cell office:value-type="string">
            <text:p>[2]生命科学の分野を普段勉強しているので、毎回の授業を理解するのが難しかった。</text:p>
          </table:table-cell>
          <table:table-cell office:value-type="float" office:value="2">
            <text:p>2</text:p>
          </table:table-cell>
          <table:table-cell office:value-type="string">
            <text:p>[3]とくにないです。</text:p>
          </table:table-cell>
          <table:table-cell office:value-type="float" office:value="2">
            <text:p>2</text:p>
          </table:table-cell>
          <table:table-cell/>
          <table:table-cell table:formula="of:=[.G32]+[.I32]+[.K32]+[.O32]+[.Q32]+[.U32]+[.W32]+[.Y32]" office:value-type="float" office:value="16">
            <text:p>16</text:p>
          </table:table-cell>
          <table:table-cell table:number-columns-repeated="997"/>
        </table:table-row>
        <table:table-row table:style-name="ro1">
          <table:table-cell office:value-type="float" office:value="32">
            <text:p>32</text:p>
          </table:table-cell>
          <table:table-cell table:style-name="ce1" office:value-type="string">
            <text:p>1061BN</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2">
            <text:p>2</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33]+[.I33]+[.K33]+[.O33]+[.Q33]+[.U33]+[.W33]+[.Y33]" office:value-type="float" office:value="2">
            <text:p>2</text:p>
          </table:table-cell>
          <table:table-cell table:number-columns-repeated="997"/>
        </table:table-row>
        <table:table-row table:style-name="ro1">
          <table:table-cell office:value-type="float" office:value="33">
            <text:p>33</text:p>
          </table:table-cell>
          <table:table-cell table:style-name="ce1" office:value-type="string">
            <text:p>0044BV</text:p>
          </table:table-cell>
          <table:table-cell office:value-type="float" office:value="724">
            <text:p>724</text:p>
          </table:table-cell>
          <table:table-cell office:value-type="string">
            <text:p>11:43:27</text:p>
          </table:table-cell>
          <table:table-cell office:value-type="string">
            <text:p>Q01---</text:p>
          </table:table-cell>
          <table:table-cell office:value-type="string">
            <text:p>[1] M_2=1; 左の重りが上に上がる</text:p>
          </table:table-cell>
          <table:table-cell office:value-type="float" office:value="2">
            <text:p>2</text:p>
          </table:table-cell>
          <table:table-cell office:value-type="string">
            <text:p>[2] M_2=1.1; 右の重りが上に上がる</text:p>
          </table:table-cell>
          <table:table-cell office:value-type="float" office:value="2">
            <text:p>2</text:p>
          </table:table-cell>
          <table:table-cell office:value-type="string">
            <text:p>[3] M_2=1.05;振動しつつ釣り合う</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Ketinit(); <text:s/>Plotdata("1":"y=sin(x)":"x"); Plotdata("2":"y=x":"x"); <text:s/>Ellipseplot("1":[A:B:C]); Listplot([A:C:B]); Listplot([A:D:B]); Listplot([A:E:B]); Expr([A:"s2":"F_1":B:"s2":"F_2"]); <text:s/>Windispg()</text:p>
          </table:table-cell>
          <table:table-cell office:value-type="float" office:value="2">
            <text:p>2</text:p>
          </table:table-cell>
          <table:table-cell office:value-type="string">
            <text:p>11:49:24</text:p>
          </table:table-cell>
          <table:table-cell office:value-type="string">
            <text:p>Q03---KeTTexがどんなツールなのか、何ができるのかについて理解できた。今後の論文作成に活かしていければと思う</text:p>
          </table:table-cell>
          <table:table-cell office:value-type="string">
            <text:p>[1]授業時間内でcdyスクリプトを編集することはできなかったが、スライドを参考にゆっくりと基礎的なやり方を習得することができた。</text:p>
          </table:table-cell>
          <table:table-cell office:value-type="float" office:value="2">
            <text:p>2</text:p>
          </table:table-cell>
          <table:table-cell office:value-type="string">
            <text:p>[2]インストール方法などをスライドにまとめてくださり大変助かりました。現在texで論文作成をしているので、どこかのタイミングでkettexを使っていきたいと感じました。</text:p>
          </table:table-cell>
          <table:table-cell office:value-type="float" office:value="2">
            <text:p>2</text:p>
          </table:table-cell>
          <table:table-cell office:value-type="string">
            <text:p>[3]インストール方法がなかなか複雑で、個人的に一番苦労した部分でした。一括でインストールできるツールのリリースが楽しみです。</text:p>
          </table:table-cell>
          <table:table-cell office:value-type="float" office:value="2">
            <text:p>2</text:p>
          </table:table-cell>
          <table:table-cell/>
          <table:table-cell table:formula="of:=[.G34]+[.I34]+[.K34]+[.O34]+[.Q34]+[.U34]+[.W34]+[.Y34]" office:value-type="float" office:value="14">
            <text:p>14</text:p>
          </table:table-cell>
          <table:table-cell table:number-columns-repeated="997"/>
        </table:table-row>
        <table:table-row table:style-name="ro1">
          <table:table-cell office:value-type="float" office:value="34">
            <text:p>34</text:p>
          </table:table-cell>
          <table:table-cell table:style-name="ce1" office:value-type="string">
            <text:p>1072MF</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35]+[.I35]+[.K35]+[.O35]+[.Q35]+[.U35]+[.W35]+[.Y35]" office:value-type="float" office:value="0">
            <text:p>0</text:p>
          </table:table-cell>
          <table:table-cell table:number-columns-repeated="997"/>
        </table:table-row>
        <table:table-row table:style-name="ro1">
          <table:table-cell office:value-type="float" office:value="35">
            <text:p>35</text:p>
          </table:table-cell>
          <table:table-cell table:style-name="ce1" office:value-type="string">
            <text:p>3042MF</text:p>
          </table:table-cell>
          <table:table-cell table:number-columns-repeated="2"/>
          <table:table-cell office:value-type="string">
            <text:p>Q01---</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table:table-cell table:formula="of:=[.G36]+[.I36]+[.K36]+[.O36]+[.Q36]+[.U36]+[.W36]+[.Y36]" office:value-type="float" office:value="0">
            <text:p>0</text:p>
          </table:table-cell>
          <table:table-cell table:number-columns-repeated="997"/>
        </table:table-row>
        <table:table-row table:style-name="ro1">
          <table:table-cell office:value-type="float" office:value="36">
            <text:p>36</text:p>
          </table:table-cell>
          <table:table-cell table:style-name="ce1" office:value-type="string">
            <text:p>3072MF</text:p>
          </table:table-cell>
          <table:table-cell office:value-type="float" office:value="724">
            <text:p>724</text:p>
          </table:table-cell>
          <table:table-cell office:value-type="string">
            <text:p>11:43:11</text:p>
          </table:table-cell>
          <table:table-cell office:value-type="string">
            <text:p>Q01---</text:p>
          </table:table-cell>
          <table:table-cell office:value-type="string">
            <text:p>[1] M_2=1; M_2が上に上がる</text:p>
          </table:table-cell>
          <table:table-cell office:value-type="float" office:value="2">
            <text:p>2</text:p>
          </table:table-cell>
          <table:table-cell office:value-type="string">
            <text:p>[2] M_2=1.1; M_1が上に上がる</text:p>
          </table:table-cell>
          <table:table-cell office:value-type="float" office:value="2">
            <text:p>2</text:p>
          </table:table-cell>
          <table:table-cell office:value-type="string">
            <text:p>[3] M_2=1.05;それぞれの位置は変わるが、どちらも落ちない</text:p>
          </table:table-cell>
          <table:table-cell office:value-type="float" office:value="2">
            <text:p>2</text:p>
          </table:table-cell>
          <table:table-cell office:value-type="string">
            <text:p>16:34:44</text:p>
          </table:table-cell>
          <table:table-cell office:value-type="string">
            <text:p>Q02---</text:p>
          </table:table-cell>
          <table:table-cell office:value-type="string">
            <text:p>[1]KeTCindy</text:p>
          </table:table-cell>
          <table:table-cell office:value-type="float" office:value="2">
            <text:p>2</text:p>
          </table:table-cell>
          <table:table-cell office:value-type="string">
            <text:p>[2]Ketinit(); Setketcindyjs(["Label=[]":"Color=offwhite"]);//no ketjs <text:s/>pO=[0:0]; Circledata("1":[pO:4]); <text:s/>ss=Animationparam(0:2:6*pi); <text:s/>Arrowdata("1":[[0:0]:4*[sin(ss):cos(ss)]]:["dr:2":2]); Arrowdata("2":[[0:0]:1.5*[sin(ss/12):cos(ss/12)]]:["dr:2":2]); <text:s/>Windispg()</text:p>
          </table:table-cell>
          <table:table-cell office:value-type="float" office:value="2">
            <text:p>2</text:p>
          </table:table-cell>
          <table:table-cell office:value-type="string">
            <text:p>11:59:26</text:p>
          </table:table-cell>
          <table:table-cell office:value-type="string">
            <text:p>Q03---</text:p>
          </table:table-cell>
          <table:table-cell office:value-type="string">
            <text:p>[1]KeTCindyを使ってグラフを描ける</text:p>
          </table:table-cell>
          <table:table-cell office:value-type="float" office:value="2">
            <text:p>2</text:p>
          </table:table-cell>
          <table:table-cell office:value-type="string">
            <text:p>[2]Mathematica以外のグラフの作成方法を得られて良かった</text:p>
          </table:table-cell>
          <table:table-cell office:value-type="float" office:value="2">
            <text:p>2</text:p>
          </table:table-cell>
          <table:table-cell office:value-type="string">
            <text:p>[3]来年度以降もKeTCindyを続けてほしい</text:p>
          </table:table-cell>
          <table:table-cell office:value-type="float" office:value="2">
            <text:p>2</text:p>
          </table:table-cell>
          <table:table-cell/>
          <table:table-cell table:formula="of:=[.G37]+[.I37]+[.K37]+[.O37]+[.Q37]+[.U37]+[.W37]+[.Y37]" office:value-type="float" office:value="16">
            <text:p>16</text:p>
          </table:table-cell>
          <table:table-cell table:number-columns-repeated="997"/>
        </table:table-row>
        <table:table-row table:style-name="ro1">
          <table:table-cell office:value-type="float" office:value="37">
            <text:p>37</text:p>
          </table:table-cell>
          <table:table-cell table:style-name="ce1" office:value-type="string">
            <text:p>3118MF</text:p>
          </table:table-cell>
          <table:table-cell office:value-type="float" office:value="724">
            <text:p>724</text:p>
          </table:table-cell>
          <table:table-cell office:value-type="string">
            <text:p>12:28:37</text:p>
          </table:table-cell>
          <table:table-cell office:value-type="string">
            <text:p>Q01---</text:p>
          </table:table-cell>
          <table:table-cell office:value-type="string">
            <text:p>[1] M_2=1; 上がる</text:p>
          </table:table-cell>
          <table:table-cell office:value-type="float" office:value="2">
            <text:p>2</text:p>
          </table:table-cell>
          <table:table-cell office:value-type="string">
            <text:p>[2] M_2=1.1; 下がる</text:p>
          </table:table-cell>
          <table:table-cell office:value-type="float" office:value="2">
            <text:p>2</text:p>
          </table:table-cell>
          <table:table-cell office:value-type="string">
            <text:p>[3] M_2=1.05;ゆっくり上がる</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12:0:56</text:p>
          </table:table-cell>
          <table:table-cell office:value-type="string">
            <text:p>Q03---</text:p>
          </table:table-cell>
          <table:table-cell office:value-type="string">
            <text:p>[1]まだ問0703以降が達成できていないので、7割くらいです。</text:p>
          </table:table-cell>
          <table:table-cell office:value-type="float" office:value="2">
            <text:p>2</text:p>
          </table:table-cell>
          <table:table-cell office:value-type="string">
            <text:p>[2]とても有用なことを学ぶことができ、嬉しかったです。</text:p>
          </table:table-cell>
          <table:table-cell office:value-type="float" office:value="2">
            <text:p>2</text:p>
          </table:table-cell>
          <table:table-cell office:value-type="string">
            <text:p>[3]授業動画をすべて載せていただけると嬉しいです。</text:p>
          </table:table-cell>
          <table:table-cell office:value-type="float" office:value="2">
            <text:p>2</text:p>
          </table:table-cell>
          <table:table-cell/>
          <table:table-cell table:formula="of:=[.G38]+[.I38]+[.K38]+[.O38]+[.Q38]+[.U38]+[.W38]+[.Y38]" office:value-type="float" office:value="12">
            <text:p>12</text:p>
          </table:table-cell>
          <table:table-cell table:number-columns-repeated="997"/>
        </table:table-row>
        <table:table-row table:style-name="ro1" table:number-rows-repeated="1048536">
          <table:table-cell table:number-columns-repeated="1024"/>
        </table:table-row>
        <table:table-row table:style-name="ro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Times New Roman" svg:font-family="'Times New Roman'"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1"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number-style style:name="N8116P0" style:volatile="true" number:language="ja" number:country="JP">
      <number:text>$</number:text>
      <number:number number:decimal-places="0" number:min-integer-digits="1" number:grouping="true"/>
      <number:text> </number:text>
    </number:number-style>
    <number:number-style style:name="N8116" number:language="ja" number:country="JP">
      <number:text>($</number:text>
      <number:number number:decimal-places="0" number:min-integer-digits="1" number:grouping="true"/>
      <number:text>)</number:text>
      <style:map style:condition="value()&gt;=0" style:apply-style-name="N8116P0"/>
    </number:number-style>
    <number:number-style style:name="N8117P0" style:volatile="true" number:language="ja" number:country="JP">
      <number:text>$</number:text>
      <number:number number:decimal-places="0" number:min-integer-digits="1" number:grouping="true"/>
      <number:text> </number:text>
    </number:number-style>
    <number:number-style style:name="N8117" number:language="ja" number:country="JP">
      <style:text-properties fo:color="#ff0000"/>
      <number:text>($</number:text>
      <number:number number:decimal-places="0" number:min-integer-digits="1" number:grouping="true"/>
      <number:text>)</number:text>
      <style:map style:condition="value()&gt;=0" style:apply-style-name="N8117P0"/>
    </number:number-style>
    <number:number-style style:name="N8119P0" style:volatile="true" number:language="ja" number:country="JP">
      <number:text>$</number:text>
      <number:number number:decimal-places="2" number:min-integer-digits="1" number:grouping="true"/>
      <number:text> </number:text>
    </number:number-style>
    <number:number-style style:name="N8119" number:language="ja" number:country="JP">
      <number:text>($</number:text>
      <number:number number:decimal-places="2" number:min-integer-digits="1" number:grouping="true"/>
      <number:text>)</number:text>
      <style:map style:condition="value()&gt;=0" style:apply-style-name="N8119P0"/>
    </number:number-style>
    <number:number-style style:name="N8120P0" style:volatile="true" number:language="ja" number:country="JP">
      <number:text>$</number:text>
      <number:number number:decimal-places="2" number:min-integer-digits="1" number:grouping="true"/>
      <number:text> </number:text>
    </number:number-style>
    <number:number-style style:name="N8120" number:language="ja" number:country="JP">
      <style:text-properties fo:color="#ff0000"/>
      <number:text>($</number:text>
      <number:number number:decimal-places="2" number:min-integer-digits="1" number:grouping="true"/>
      <number:text>)</number:text>
      <style:map style:condition="value()&gt;=0" style:apply-style-name="N8120P0"/>
    </number:number-style>
    <number:date-style style:name="N8121" number:language="ja" number:country="JP">
      <number:era number:calendar="gengou"/>
      <number:year number:calendar="gengou"/>
      <number:text>.</number:text>
      <number:month number:calendar="gengou"/>
      <number:text>.</number:text>
      <number:day number:calendar="gengou"/>
    </number:date-style>
    <number:date-style style:name="N8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23" number:language="ja" number:country="JP">
      <number:month/>
      <number:text>/</number:text>
      <number:day/>
      <number:text>/</number:text>
      <number:year/>
    </number:date-style>
    <number:date-style style:name="N8124" number:language="ja" number:country="JP">
      <number:year number:style="long"/>
      <number:text>年</number:text>
      <number:month/>
      <number:text>月</number:text>
      <number:day/>
      <number:text>日</number:text>
    </number:date-style>
    <number:time-style style:name="N8125" number:language="ja" number:country="JP">
      <number:hours/>
      <number:text>時</number:text>
      <number:minutes number:style="long"/>
      <number:text>分</number:text>
    </number:time-style>
    <number:time-style style:name="N8126" number:language="ja" number:country="JP">
      <number:hours/>
      <number:text>時</number:text>
      <number:minutes number:style="long"/>
      <number:text>分</number:text>
      <number:seconds number:style="long"/>
      <number:text>秒</number:text>
    </number:time-style>
    <number:date-style style:name="N8127" number:language="ja" number:country="JP">
      <number:year number:style="long"/>
      <number:text>年</number:text>
      <number:month/>
      <number:text>月</number:text>
    </number:date-style>
    <number:date-style style:name="N8128" number:language="ja" number:country="JP">
      <number:month/>
      <number:text>月</number:text>
      <number:day/>
      <number:text>日</number:text>
    </number:date-style>
    <number:number-style style:name="N8130P0" style:volatile="true" number:language="ja" number:country="JP">
      <number:text>¥</number:text>
      <number:number number:decimal-places="0" number:min-integer-digits="1" number:grouping="true"/>
    </number:number-style>
    <number:number-style style:name="N8130" number:language="ja" number:country="JP">
      <number:text>-¥</number:text>
      <number:number number:decimal-places="0" number:min-integer-digits="1" number:grouping="true"/>
      <style:map style:condition="value()&gt;=0" style:apply-style-name="N8130P0"/>
    </number:number-style>
    <number:number-style style:name="N8131P0" style:volatile="true" number:language="ja" number:country="JP">
      <number:text>¥</number:text>
      <number:number number:decimal-places="0" number:min-integer-digits="1" number:grouping="true"/>
    </number:number-style>
    <number:number-style style:name="N8131" number:language="ja" number:country="JP">
      <style:text-properties fo:color="#ff0000"/>
      <number:text>-¥</number:text>
      <number:number number:decimal-places="0" number:min-integer-digits="1" number:grouping="true"/>
      <style:map style:condition="value()&gt;=0" style:apply-style-name="N8131P0"/>
    </number:number-style>
    <number:number-style style:name="N8133P0" style:volatile="true" number:language="ja" number:country="JP">
      <number:text>¥</number:text>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text>¥</number:text>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style:style style:name="Default" style:family="table-cell">
      <style:table-cell-properties style:rotation-align="none"/>
      <style:text-properties style:font-name="Arial Unicode M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8-04">2024/08/04</text:date>, <text:time>16:48:00</text:time></text:p>
        </style:region-right>
      </style:header>
      <style:header-left style:display="false"/>
      <style:footer>
        <text:p>ページ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Takato Setsuo</dc:creator>
    <dc:date>2024-08-04T16:48:00</dc:date>
    <meta:editing-cycles>61</meta:editing-cycles>
    <meta:editing-duration>PT3H35M36S</meta:editing-duration>
    <meta:generator>OpenOffice/4.1.15$Unix OpenOffice.org_project/4115m2$Build-9813</meta:generator>
    <meta:document-statistic meta:table-count="1" meta:cell-count="846" meta:object-count="0"/>
  </office:meta>
</office:document-meta>
</file>